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Question 8:</text:span><text:span text:style-name="T3"><text:s/></text:span>Write a program to check if a character is a vowel or consonant using<text:span text:style-name="T4"><text:s/>else condition</text:span>.<text:s/></text:p>
      <text:p text:style-name="Normal"/>
      <text:p text:style-name="Normal">#include &lt;iostream&gt;</text:p>
      <text:p text:style-name="Normal">Using namespace std;</text:p>
      <text:p text:style-name="Normal"/>
      <text:p text:style-name="Normal">int main() {</text:p>
      <text:p text:style-name="Normal"><text:s text:c="4"/>char ch;</text:p>
      <text:p text:style-name="Normal"><text:s text:c="4"/>cout &lt;&lt; “Enter a character: “;</text:p>
      <text:p text:style-name="Normal"><text:s text:c="4"/>cin<text:s/><text:s/>&gt;&gt;<text:s/><text:s/>ch;</text:p>
      <text:p text:style-name="Normal"/>
      <text:p text:style-name="Normal"><text:s text:c="4"/>if (ch == ‘a’ || ch == ‘e’ || ch == ‘I’ || ch == ‘o’ || ch == ‘u’ ||</text:p>
      <text:p text:style-name="Normal"><text:s text:c="8"/>ch == ‘A’ || ch == ‘E’ || ch == ‘I’ || ch == ‘O’ || ch == ‘U’) {</text:p>
      <text:p text:style-name="Normal"><text:s text:c="8"/>cout<text:s/><text:s/>&lt;&lt;<text:s/><text:s/>“The character is a vowel.”<text:s/><text:s/>&lt;&lt;<text:s/><text:s/>endl;</text:p>
      <text:p text:style-name="Normal"><text:s text:c="4"/>}<text:s/><text:s/>else {</text:p>
      <text:p text:style-name="Normal"><text:s text:c="8"/>cout &lt;&lt; “The character is a consonant.” &lt;&lt; endl;</text:p>
      <text:p text:style-name="Normal"><text:s text:c="4"/>}</text:p>
      <text:p text:style-name="Normal"><text:s text:c="4"/>Return 0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4:31:00Z</meta:creation-date>
    <dc:date>2024-12-23T04:31:00Z</dc:date>
    <meta:template xlink:href="Normal.dotm" xlink:type="simple"/>
    <meta:editing-cycles>10</meta:editing-cycles>
    <meta:editing-duration>PT1800S</meta:editing-duration>
    <meta:document-statistic meta:page-count="1" meta:paragraph-count="1" meta:word-count="77" meta:character-count="517" meta:row-count="3" meta:non-whitespace-character-count="441"/>
  </office:meta>
</office:document-meta>
</file>